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2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3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78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8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8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0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20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e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50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62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68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71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2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4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5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79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88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89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98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0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0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0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10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1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1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29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3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3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34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3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37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38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40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4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4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5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5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5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60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6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6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6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6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7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7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7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7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9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9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05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1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1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17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23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27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3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3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3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4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4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64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83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91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98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0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06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1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18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2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33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43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5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66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74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8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8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84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9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8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1">00/00/0000</text:date>, <text:time style:data-style-name="N2" text:time-value="22:39:30.613733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4-21T17:40:07.282790644</dc:date>
    <meta:editing-duration>P73DT23H10M4S</meta:editing-duration>
    <meta:editing-cycles>1572</meta:editing-cycles>
    <meta:generator>LibreOffice/6.0.7.3$Linux_X86_64 LibreOffice_project/00m0$Build-3</meta:generator>
    <dc:creator>James Petts</dc:creator>
    <meta:document-statistic meta:table-count="3" meta:cell-count="4896" meta:object-count="0"/>
  </office:meta>
</office:document-meta>
</file>